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element-exec">
      <style:graphic-properties fo:min-height="1.27cm" fo:min-width="3.668cm"/>
    </style:style>
    <style:style style:name="gr4" style:family="graphic" style:parent-style-name="text">
      <style:graphic-properties draw:auto-grow-width="false" fo:min-height="0.712cm" fo:min-width="5.723cm"/>
    </style:style>
    <style:style style:name="gr5" style:family="graphic" style:parent-style-name="text">
      <style:graphic-properties draw:auto-grow-height="true" draw:auto-grow-width="false" fo:min-height="0cm" fo:min-width="5.723cm"/>
    </style:style>
    <style:style style:name="gr6" style:family="graphic" style:parent-style-name="element-exec-extra">
      <style:graphic-properties fo:min-height="1.02cm" fo:min-width="0.7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headline1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1cm" svg:stroke-color="#666666" draw:marker-start-width="0.276cm" draw:marker-end-width="0.276cm" draw:fill="solid" draw:fill-color="#23b8dc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1cm" svg:stroke-color="#666666" draw:fill="solid" draw:fill-color="#23b8dc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4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95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6.604cm" svg:x="11.033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4.74cm" svg:y="1.519cm">
          <draw:text-box>
            <text:p><text:span text:style-name="T1">TOPIC</text:span></text:p>
          </draw:text-box>
        </draw:frame>
        <draw:custom-shape draw:style-name="element-exec" draw:text-style-name="P3" xml:id="id1" draw:id="id1" draw:layer="layout" svg:width="2.54cm" svg:height="1.27cm" svg:x="1cm" svg:y="2.27cm">
          <text:p><text:span text:style-name="T2">o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" draw:id="id2" draw:layer="layout" svg:width="3.81cm" svg:height="1.27cm" svg:x="4.8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3" draw:id="id3" draw:layer="layout" svg:width="3.81cm" svg:height="1.27cm" svg:x="4.81cm" svg:y="6.08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text-style-name="P3" xml:id="id4" draw:id="id4" draw:layer="layout" svg:width="3.81cm" svg:height="1.27cm" svg:x="4.81cm" svg:y="7.35cm">
          <text:p><text:span text:style-name="T2">bas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5" draw:id="id5" draw:layer="layout" svg:width="3.81cm" svg:height="1.27cm" svg:x="4.81cm" svg:y="8.62cm">
          <text:p><text:span text:style-name="T2">ca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6" draw:id="id6" draw:layer="layout" svg:width="3.81cm" svg:height="1.27cm" svg:x="4.81cm" svg:y="9.89cm">
          <text:p><text:span text:style-name="T2">cheque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7" draw:id="id7" draw:layer="layout" svg:width="3.81cm" svg:height="1.27cm" svg:x="4.81cm" svg:y="11.16cm">
          <text:p><text:span text:style-name="T2">contrac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8" draw:id="id8" draw:layer="layout" svg:width="3.81cm" svg:height="1.27cm" svg:x="4.81cm" svg:y="12.43cm">
          <text:p><text:span text:style-name="T2">mar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9" draw:id="id9" draw:layer="layout" svg:width="3.81cm" svg:height="1.27cm" svg:x="4.81cm" svg:y="13.7cm">
          <text:p><text:span text:style-name="T2">min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6" draw:id="id16" draw:layer="layout" svg:width="3.81cm" svg:height="1.27cm" svg:x="4.81cm" svg:y="14.97cm">
          <text:p><text:span text:style-name="T2">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81cm" svg:height="1.27cm" svg:x="4.81cm" svg:y="16.24cm">
          <text:p><text:span text:style-name="T2">ny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1" draw:id="id11" draw:layer="layout" svg:width="3.81cm" svg:height="1.27cm" svg:x="4.81cm" svg:y="17.51cm">
          <text:p><text:span text:style-name="T2">receip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" draw:id="id12" draw:layer="layout" svg:width="3.81cm" svg:height="1.27cm" svg:x="4.81cm" svg:y="18.78cm">
          <text:p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3" draw:id="id13" draw:layer="layout" svg:width="3.81cm" svg:height="1.27cm" svg:x="4.81cm" svg:y="20.05cm">
          <text:p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4" draw:id="id14" draw:layer="layout" svg:width="3.81cm" svg:height="1.27cm" svg:x="4.81cm" svg:y="21.32cm">
          <text:p><text:span text:style-name="T2">vouch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5" draw:id="id15" draw:layer="layout" svg:width="3.81cm" svg:height="1.27cm" svg:x="4.81cm" svg:y="22.59cm">
          <text:p><text:span text:style-name="T2">?wallet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" draw:start-glue-point="1" draw:end-shape="id2" svg:d="m3540 2905h1270">
          <text:p/>
        </draw:connector>
        <draw:connector draw:style-name="element" draw:layer="layout" svg:x1="3.54cm" svg:y1="2.905cm" svg:x2="4.81cm" svg:y2="6.715cm" draw:start-shape="id1" draw:start-glue-point="1" draw:end-shape="id3" svg:d="m3540 2905h635v3810h635">
          <text:p/>
        </draw:connector>
        <draw:connector draw:style-name="element" draw:layer="layout" svg:x1="3.54cm" svg:y1="2.905cm" svg:x2="4.81cm" svg:y2="7.985cm" draw:start-shape="id1" draw:start-glue-point="1" draw:end-shape="id4" svg:d="m3540 2905h635v5080h635">
          <text:p/>
        </draw:connector>
        <draw:connector draw:style-name="element" draw:layer="layout" svg:x1="3.54cm" svg:y1="2.905cm" svg:x2="4.81cm" svg:y2="9.255cm" draw:start-shape="id1" draw:end-shape="id5" svg:d="m3540 2905h635v6350h635">
          <text:p/>
        </draw:connector>
        <draw:connector draw:style-name="element" draw:layer="layout" svg:x1="3.54cm" svg:y1="2.905cm" svg:x2="4.81cm" svg:y2="10.525cm" draw:start-shape="id1" draw:start-glue-point="1" draw:end-shape="id6" svg:d="m3540 2905h635v7620h635">
          <text:p/>
        </draw:connector>
        <draw:connector draw:style-name="element" draw:layer="layout" svg:x1="3.54cm" svg:y1="2.905cm" svg:x2="4.81cm" svg:y2="11.795cm" draw:start-shape="id1" draw:end-shape="id7" draw:end-glue-point="3" svg:d="m3540 2905h635v8890h635">
          <text:p/>
        </draw:connector>
        <draw:connector draw:style-name="element" draw:layer="layout" svg:x1="3.54cm" svg:y1="2.905cm" svg:x2="4.81cm" svg:y2="13.065cm" draw:start-shape="id1" draw:end-shape="id8" draw:end-glue-point="3" svg:d="m3540 2905h635v10160h635">
          <text:p/>
        </draw:connector>
        <draw:connector draw:style-name="element" draw:layer="layout" svg:x1="3.54cm" svg:y1="2.905cm" svg:x2="4.81cm" svg:y2="14.335cm" draw:start-shape="id1" draw:end-shape="id9" svg:d="m3540 2905h635v11430h635">
          <text:p/>
        </draw:connector>
        <draw:connector draw:style-name="element" draw:layer="layout" svg:x1="3.54cm" svg:y1="2.905cm" svg:x2="4.81cm" svg:y2="16.875cm" draw:start-shape="id1" draw:start-glue-point="1" draw:end-shape="id10" draw:end-glue-point="3" svg:d="m3540 2905h635v13970h635">
          <text:p/>
        </draw:connector>
        <draw:connector draw:style-name="element" draw:layer="layout" svg:x1="4.81cm" svg:y1="18.145cm" svg:x2="3.54cm" svg:y2="2.905cm" draw:start-shape="id11" draw:end-shape="id1" draw:end-glue-point="1" svg:d="m4810 18145h-635v-15240h-635">
          <text:p/>
        </draw:connector>
        <draw:connector draw:style-name="element" draw:layer="layout" svg:x1="4.81cm" svg:y1="19.415cm" svg:x2="3.54cm" svg:y2="2.905cm" draw:start-shape="id12" draw:end-shape="id1" draw:end-glue-point="1" svg:d="m4810 19415h-635v-16510h-635">
          <text:p/>
        </draw:connector>
        <draw:connector draw:style-name="element" draw:layer="layout" svg:x1="3.54cm" svg:y1="2.905cm" svg:x2="4.81cm" svg:y2="20.685cm" draw:start-shape="id1" draw:end-shape="id13" svg:d="m3540 2905h635v17780h635">
          <text:p/>
        </draw:connector>
        <draw:connector draw:style-name="element" draw:layer="layout" svg:x1="4.81cm" svg:y1="21.955cm" svg:x2="3.54cm" svg:y2="2.905cm" draw:start-shape="id14" draw:end-shape="id1" svg:d="m4810 21955h-635v-19050h-635">
          <text:p/>
        </draw:connector>
        <draw:connector draw:style-name="element" draw:layer="layout" svg:x1="4.81cm" svg:y1="23.225cm" svg:x2="3.54cm" svg:y2="2.905cm" draw:start-shape="id15" draw:end-shape="id1" draw:end-glue-point="1" svg:d="m4810 23225h-635v-20320h-635">
          <text:p/>
        </draw:connector>
        <draw:connector draw:style-name="element" draw:layer="layout" svg:x1="4.81cm" svg:y1="15.605cm" svg:x2="3.54cm" svg:y2="2.905cm" draw:start-shape="id16" draw:end-shape="id1" svg:d="m4810 15605h-635v-12700h-635">
          <text:p/>
        </draw:connector>
        <draw:custom-shape draw:style-name="element" draw:layer="layout" svg:width="1.27cm" svg:height="1.27cm" svg:x="11.16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525cm" svg:height="0.962cm" svg:x="12.43cm" svg:y="2.451cm">
          <draw:text-box>
            <text:p><text:span text:style-name="T2">Command part of command-line tree</text:span></text:p>
          </draw:text-box>
        </draw:frame>
        <draw:custom-shape draw:style-name="element-exec" draw:layer="layout" svg:width="1.27cm" svg:height="1.27cm" svg:x="11.16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668cm" svg:height="0.806cm" svg:x="12.43cm" svg:y="3.794cm">
          <draw:text-box>
            <text:p><text:span text:style-name="T2">Executable command of command-line tree </text:span></text:p>
          </draw:text-box>
        </draw:frame>
        <draw:custom-shape draw:style-name="element-option" draw:layer="layout" svg:width="1.27cm" svg:height="1.27cm" svg:x="11.16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985cm" svg:height="0.806cm" svg:x="12.43cm" svg:y="7.571cm">
          <draw:text-box>
            <text:p><text:span text:style-name="T2">Option of command-line tree </text:span></text:p>
          </draw:text-box>
        </draw:frame>
        <draw:custom-shape draw:style-name="gr6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7cm" svg:y="5.02cm">
          <draw:text-box>
            <text:p><text:span text:style-name="T2">Extra executable command of command-line tree </text:span></text:p>
          </draw:text-box>
        </draw:frame>
        <draw:frame draw:style-name="gr2" draw:text-style-name="P2" draw:layer="layout" svg:width="3.173cm" svg:height="0.725cm" svg:x="1cm" svg:y="3.794cm">
          <draw:text-box>
            <text:p><text:span text:style-name="T1">Show defaults</text:span></text:p>
          </draw:text-box>
        </draw:frame>
        <draw:custom-shape draw:style-name="element-exec" draw:text-style-name="P3" draw:layer="layout" svg:width="3.81cm" svg:height="1.27cm" svg:x="4.81cm" svg:y="26.4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7" draw:id="id17" draw:layer="layout" svg:width="3.81cm" svg:height="1.27cm" svg:x="4.81cm" svg:y="23.86cm">
          <text:p><text:span text:style-name="T2">history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8" draw:id="id18" draw:layer="layout" svg:width="3.81cm" svg:height="1.27cm" svg:x="4.81cm" svg:y="25.13cm">
          <text:p><text:span text:style-name="T2">defaul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4.495cm" svg:x2="3.54cm" svg:y2="2.905cm" draw:start-shape="id17" draw:end-shape="id1" svg:d="m4810 24495h-635v-21590h-635">
          <text:p/>
        </draw:connector>
        <draw:connector draw:style-name="gr7" draw:text-style-name="P1" draw:layer="layout" svg:x1="4.81cm" svg:y1="25.765cm" svg:x2="3.54cm" svg:y2="2.905cm" draw:start-shape="id18" draw:end-shape="id1" svg:d="m4810 25765h-635v-22860h-635">
          <text:p/>
        </draw:connector>
        <draw:frame draw:style-name="gr8" draw:text-style-name="P4" draw:layer="layout" svg:width="0.853cm" svg:height="0.962cm" svg:x="4.81cm" svg:y="24.041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81cm" svg:y="25.257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786cm" svg:y="26.556cm">
          <draw:text-box>
            <text:p><text:span text:style-name="T3">1</text:span></text:p>
          </draw:text-box>
        </draw:frame>
        <draw:custom-shape draw:style-name="element" xml:id="id20" draw:id="id20" draw:layer="layout" svg:width="3.81cm" svg:height="1.27cm" svg:x="4.81cm" svg:y="3.54cm">
          <text:p>account-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19" draw:id="id19" draw:layer="layout" svg:width="3.81cm" svg:height="1.27cm" svg:x="4.81cm" svg:y="4.81cm">
          <text:p>account-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81cm" svg:y1="5.445cm" svg:x2="3.54cm" svg:y2="2.905cm" draw:start-shape="id19" draw:end-shape="id1" svg:d="m4810 5445h-635v-2540h-635">
          <text:p/>
        </draw:connector>
        <draw:connector draw:style-name="gr7" draw:text-style-name="P1" draw:layer="layout" svg:x1="4.81cm" svg:y1="4.175cm" svg:x2="3.54cm" svg:y2="2.905cm" draw:start-shape="id20" draw:end-shape="id1" svg:d="m4810 4175h-635v-1270h-635">
          <text:p/>
        </draw:connector>
        <draw:custom-shape draw:style-name="element-exec" draw:layer="layout" svg:width="1.27cm" svg:height="1.27cm" svg:x="12.43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827cm" svg:y="6.334cm">
          <draw:text-box>
            <text:p><text:span text:style-name="T2">Executable command without arguments </text:span></text:p>
          </draw:text-box>
        </draw:frame>
        <draw:frame draw:style-name="gr8" draw:text-style-name="P4" draw:layer="layout" svg:width="0.853cm" svg:height="0.962cm" svg:x="12.684cm" svg:y="6.207cm">
          <draw:text-box>
            <text:p><text:span text:style-name="T3">1</text:span></text:p>
          </draw:text-box>
        </draw:frame>
      </draw:page>
      <draw:page draw:name="page2" draw:style-name="dp1" draw:master-page-name="Default">
        <draw:custom-shape draw:style-name="action-background" draw:layer="layout" svg:width="4.064cm" svg:height="27.693cm" svg:x="4.683cm" svg:y="1cm">
          <text:p/>
          <draw:enhanced-geometry svg:viewBox="0 0 21600 21600" draw:type="rectangle" draw:enhanced-path="M 0 0 L 21600 0 21600 21600 0 21600 0 0 Z N"/>
        </draw:custom-shape>
        <draw:custom-shape draw:style-name="element-exec" draw:text-style-name="P3" xml:id="id21" draw:id="id21" draw:layer="layout" svg:width="2.54cm" svg:height="1.27cm" svg:x="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22" draw:id="id22" draw:layer="layout" svg:width="3.81cm" svg:height="1.27cm" svg:x="4.81cm" svg:y="4.81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3" draw:id="id23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4" draw:id="id24" draw:layer="layout" svg:width="3.81cm" svg:height="1.27cm" svg:x="4.81cm" svg:y="12.43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5" draw:id="id25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6" draw:id="id26" draw:layer="layout" svg:width="3.81cm" svg:height="1.27cm" svg:x="4.81cm" svg:y="8.62cm">
          <text:p><text:span text:style-name="T2">r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7" draw:id="id27" draw:layer="layout" svg:width="3.81cm" svg:height="1.27cm" svg:x="4.81cm" svg:y="14.97cm">
          <text:p><text:span text:style-name="T2">renam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21" draw:start-glue-point="1" draw:end-shape="id22" svg:d="m3540 2905h635v2540h635">
          <text:p/>
        </draw:connector>
        <draw:connector draw:style-name="element" draw:layer="layout" svg:x1="3.54cm" svg:y1="2.905cm" svg:x2="4.81cm" svg:y2="2.905cm" draw:start-shape="id21" draw:start-glue-point="1" draw:end-shape="id23" svg:d="m3540 2905h1270">
          <text:p/>
        </draw:connector>
        <draw:connector draw:style-name="element" draw:layer="layout" svg:x1="3.54cm" svg:y1="2.905cm" svg:x2="4.81cm" svg:y2="13.065cm" draw:start-shape="id21" draw:start-glue-point="1" draw:end-shape="id24" svg:d="m3540 2905h635v10160h635">
          <text:p/>
        </draw:connector>
        <draw:connector draw:style-name="element" draw:layer="layout" svg:x1="3.54cm" svg:y1="2.905cm" svg:x2="4.81cm" svg:y2="7.985cm" draw:start-shape="id21" draw:end-shape="id25" svg:d="m3540 2905h635v5080h635">
          <text:p/>
        </draw:connector>
        <draw:connector draw:style-name="element" draw:layer="layout" svg:x1="3.54cm" svg:y1="2.905cm" svg:x2="4.81cm" svg:y2="9.255cm" draw:start-shape="id21" draw:start-glue-point="1" draw:end-shape="id26" svg:d="m3540 2905h635v6350h635">
          <text:p/>
        </draw:connector>
        <draw:connector draw:style-name="element" draw:layer="layout" svg:x1="3.54cm" svg:y1="2.905cm" svg:x2="4.81cm" svg:y2="15.605cm" draw:start-shape="id21" draw:end-shape="id27" draw:end-glue-point="3" svg:d="m3540 2905h635v12700h635">
          <text:p/>
        </draw:connector>
        <draw:custom-shape draw:style-name="element-exec" draw:text-style-name="P3" xml:id="id29" draw:id="id29" draw:layer="layout" svg:width="3.81cm" svg:height="1.27cm" svg:x="9.763cm" svg:y="8.62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2" draw:id="id32" draw:layer="layout" svg:width="3.81cm" svg:height="1.27cm" svg:x="14.97cm" svg:y="2.27cm">
          <text:p><text:span text:style-name="T2">&lt;Asse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23" draw:end-shape="id28" draw:end-glue-point="3" svg:d="m8620 2905h1270">
          <text:p/>
        </draw:connector>
        <draw:connector draw:style-name="element" draw:layer="layout" svg:x1="8.62cm" svg:y1="7.985cm" svg:x2="9.763cm" svg:y2="9.255cm" draw:start-shape="id25" draw:end-shape="id29" draw:end-glue-point="3" svg:d="m8620 7985h572v1270h571">
          <text:p/>
        </draw:connector>
        <draw:connector draw:style-name="element" draw:layer="layout" svg:x1="8.62cm" svg:y1="9.255cm" svg:x2="9.763cm" svg:y2="9.255cm" draw:start-shape="id26" draw:end-shape="id29" svg:d="m8620 9255h1143">
          <text:p/>
        </draw:connector>
        <draw:custom-shape draw:style-name="element" draw:text-style-name="P3" xml:id="id30" draw:id="id30" draw:layer="layout" svg:width="3.81cm" svg:height="1.27cm" svg:x="9.89cm" svg:y="14.9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31" draw:id="id31" draw:layer="layout" svg:width="3.81cm" svg:height="1.27cm" svg:x="14.97cm" svg:y="14.9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5.605cm" svg:x2="9.89cm" svg:y2="15.605cm" draw:start-shape="id27" draw:end-shape="id30" svg:d="m8620 15605h1270">
          <text:p/>
        </draw:connector>
        <draw:connector draw:style-name="element" draw:layer="layout" svg:x1="13.7cm" svg:y1="15.605cm" svg:x2="14.97cm" svg:y2="15.605cm" draw:start-shape="id30" draw:end-shape="id31" svg:d="m13700 15605h1270">
          <text:p/>
        </draw:connector>
        <draw:custom-shape draw:style-name="element-exec" draw:text-style-name="P3" xml:id="id33" draw:id="id33" draw:layer="layout" svg:width="3.81cm" svg:height="1.27cm" svg:x="20.05cm" svg:y="2.2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18.78cm" svg:y1="2.905cm" svg:x2="20.05cm" svg:y2="2.905cm" draw:start-shape="id32" draw:end-shape="id33" svg:d="m18780 2905h1270">
          <text:p/>
        </draw:connector>
        <draw:connector draw:style-name="gr7" draw:text-style-name="P1" draw:layer="layout" svg:x1="8.62cm" svg:y1="5.445cm" svg:x2="9.89cm" svg:y2="5.445cm" draw:start-shape="id22" draw:end-shape="id34" draw:end-glue-point="3" svg:d="m8620 5445h1270">
          <text:p/>
        </draw:connector>
        <draw:custom-shape draw:style-name="element-exec-extra" xml:id="id34" draw:id="id34" draw:layer="layout" svg:width="3.81cm" svg:height="1.27cm" svg:x="9.89cm" svg:y="4.81cm">
          <text:p>&lt;Account&gt;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5" draw:id="id35" draw:layer="layout" svg:width="3.81cm" svg:height="1.27cm" svg:x="4.81cm" svg:y="17.51cm">
          <text:p><text:span text:style-name="T2">?transfer-fro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2.905cm" draw:start-shape="id35" draw:end-shape="id21" svg:d="m4810 18145h-635v-15240h-635">
          <text:p/>
        </draw:connector>
        <draw:custom-shape draw:style-name="element-exec" xml:id="id39" draw:id="id39" draw:layer="layout" svg:width="3.81cm" svg:height="1.27cm" svg:x="9.89cm" svg:y="17.51cm">
          <text:p>&lt;AccountFrom&gt;</text:p>
          <draw:enhanced-geometry svg:viewBox="0 0 21600 21600" draw:type="rectangle" draw:enhanced-path="M 0 0 L 21600 0 21600 21600 0 21600 0 0 Z N"/>
        </draw:custom-shape>
        <draw:custom-shape draw:style-name="element-exec" xml:id="id36" draw:id="id36" draw:layer="layout" svg:width="3.81cm" svg:height="1.27cm" svg:x="14.97cm" svg:y="18.78cm">
          <text:p>&lt;AccountTo&gt;</text:p>
          <draw:enhanced-geometry svg:viewBox="0 0 21600 21600" draw:type="rectangle" draw:enhanced-path="M 0 0 L 21600 0 21600 21600 0 21600 0 0 Z N"/>
        </draw:custom-shape>
        <draw:custom-shape draw:style-name="element-exec" xml:id="id37" draw:id="id37" draw:layer="layout" svg:width="3.81cm" svg:height="1.27cm" svg:x="20.05cm" svg:y="18.78cm">
          <text:p>&lt;ammount&gt;</text:p>
          <draw:enhanced-geometry svg:viewBox="0 0 21600 21600" draw:type="rectangle" draw:enhanced-path="M 0 0 L 21600 0 21600 21600 0 21600 0 0 Z N"/>
        </draw:custom-shape>
        <draw:custom-shape draw:style-name="element-exec-extra" xml:id="id38" draw:id="id38" draw:layer="layout" svg:width="3.81cm" svg:height="1.27cm" svg:x="25.13cm" svg:y="18.78cm">
          <text:p>&lt;not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19.415cm" svg:x2="20.05cm" svg:y2="19.415cm" draw:start-shape="id36" draw:end-shape="id37" svg:d="m18780 19415h1270">
          <text:p/>
        </draw:connector>
        <draw:connector draw:style-name="gr7" draw:text-style-name="P1" draw:layer="layout" svg:x1="23.86cm" svg:y1="19.415cm" svg:x2="25.13cm" svg:y2="19.415cm" draw:start-shape="id37" draw:end-shape="id38" svg:d="m23860 19415h1270">
          <text:p/>
        </draw:connector>
        <draw:connector draw:style-name="gr7" draw:text-style-name="P1" draw:layer="layout" svg:x1="8.62cm" svg:y1="18.145cm" svg:x2="9.89cm" svg:y2="18.145cm" draw:start-shape="id35" draw:end-shape="id39" svg:d="m8620 18145h1270">
          <text:p/>
        </draw:connector>
        <draw:connector draw:style-name="gr7" draw:text-style-name="P1" draw:layer="layout" svg:x1="13.7cm" svg:y1="18.145cm" svg:x2="14.97cm" svg:y2="19.415cm" draw:start-shape="id39" draw:end-shape="id36" svg:d="m13700 18145h635v1270h635">
          <text:p/>
        </draw:connector>
        <draw:custom-shape draw:style-name="element" draw:text-style-name="P3" xml:id="id40" draw:id="id40" draw:layer="layout" svg:width="3.81cm" svg:height="1.27cm" svg:x="4.81cm" svg:y="20.05cm">
          <text:p><text:span text:style-name="T2">?transfer-t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0.685cm" svg:x2="3.54cm" svg:y2="2.905cm" draw:start-shape="id40" draw:end-shape="id21" svg:d="m4810 20685h-635v-17780h-635">
          <text:p/>
        </draw:connector>
        <draw:custom-shape draw:style-name="element" draw:text-style-name="P3" xml:id="id41" draw:id="id41" draw:layer="layout" svg:width="3.81cm" svg:height="1.27cm" svg:x="4.81cm" svg:y="9.89cm">
          <text:p><text:span text:style-name="T2">show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763cm" svg:y2="9.255cm" draw:start-shape="id41" draw:end-shape="id29" draw:end-glue-point="3" svg:d="m8620 10525h572v-1270h571">
          <text:p/>
        </draw:connector>
        <draw:frame draw:style-name="gr2" draw:layer="layout" svg:width="1.789cm" svg:height="0.725cm" svg:x="0.989cm" svg:y="1.545cm">
          <draw:text-box>
            <text:p>TOPIC</text:p>
          </draw:text-box>
        </draw:frame>
        <draw:frame draw:style-name="gr2" draw:layer="layout" svg:width="2.102cm" svg:height="0.725cm" svg:x="4.74cm" svg:y="1.545cm">
          <draw:text-box>
            <text:p>ACTION</text:p>
          </draw:text-box>
        </draw:frame>
        <draw:connector draw:style-name="gr7" draw:text-style-name="P1" draw:layer="layout" draw:line-skew="2.54cm" svg:x1="8.62cm" svg:y1="20.685cm" svg:x2="14.97cm" svg:y2="19.415cm" draw:start-shape="id40" draw:start-glue-point="1" draw:end-shape="id36" svg:d="m8620 20685h5715v-1270h635">
          <text:p/>
        </draw:connector>
        <draw:connector draw:style-name="gr7" draw:text-style-name="P1" draw:layer="layout" svg:x1="4.81cm" svg:y1="10.525cm" svg:x2="3.54cm" svg:y2="2.905cm" draw:start-shape="id41" draw:end-shape="id21" draw:end-glue-point="1" svg:d="m4810 10525h-635v-7620h-635">
          <text:p/>
        </draw:connector>
        <draw:custom-shape draw:style-name="element-option" draw:layer="layout" svg:width="3.81cm" svg:height="1.27cm" svg:x="14.944cm" svg:y="20.024cm">
          <text:p>--refresh</text:p>
          <draw:enhanced-geometry svg:viewBox="0 0 21600 21600" draw:type="rectangle" draw:enhanced-path="M 0 0 L 21600 0 21600 21600 0 21600 0 0 Z N"/>
        </draw:custom-shape>
        <draw:custom-shape draw:style-name="element-option" draw:layer="layout" svg:width="3.81cm" svg:height="1.27cm" svg:x="14.944cm" svg:y="20.024cm">
          <text:p>--refresh</text:p>
          <draw:enhanced-geometry svg:viewBox="0 0 21600 21600" draw:type="rectangle" draw:enhanced-path="M 0 0 L 21600 0 21600 21600 0 21600 0 0 Z N"/>
        </draw:custom-shape>
        <draw:custom-shape draw:style-name="element-option" draw:layer="layout" svg:width="3.81cm" svg:height="1.27cm" svg:x="14.944cm" svg:y="20.024cm">
          <text:p>--refresh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8" draw:id="id28" draw:layer="layout" svg:width="3.81cm" svg:height="1.27cm" svg:x="9.89cm" svg:y="2.27cm">
          <text:p><text:span text:style-name="T2">&lt;Nym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28" draw:end-shape="id32" svg:d="m13700 2905h1270">
          <text:p/>
        </draw:connector>
      </draw:page>
      <draw:page draw:name="page3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42" draw:id="id42" draw:layer="layout" svg:width="2.54cm" svg:height="1.27cm" svg:x="1cm" svg:y="2.27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43" draw:id="id43" draw:layer="layout" svg:width="3.81cm" svg:height="1.27cm" svg:x="4.81cm" svg:y="2.27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44" draw:id="id44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xml:id="id45" draw:id="id45" draw:layer="layout" svg:width="3.81cm" svg:height="1.27cm" svg:x="4.81cm" svg:y="4.81cm">
          <text:p>issue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42" draw:start-glue-point="1" draw:end-shape="id43" svg:d="m3540 2905h1270">
          <text:p/>
        </draw:connector>
        <draw:connector draw:style-name="element" draw:layer="layout" svg:x1="3.54cm" svg:y1="2.905cm" svg:x2="4.81cm" svg:y2="7.985cm" draw:start-shape="id42" draw:start-glue-point="1" draw:end-shape="id44" svg:d="m3540 2905h635v5080h635">
          <text:p/>
        </draw:connector>
        <draw:connector draw:style-name="element" draw:layer="layout" svg:x1="3.54cm" svg:y1="2.905cm" svg:x2="4.81cm" svg:y2="5.445cm" draw:start-shape="id42" draw:start-glue-point="1" draw:end-shape="id45" svg:d="m3540 2905h635v2540h635">
          <text:p/>
        </draw:connector>
        <draw:custom-shape draw:style-name="element-exec" xml:id="id46" draw:id="id46" draw:layer="layout" svg:width="3.81cm" svg:height="1.27cm" svg:x="9.89cm" svg:y="4.81cm">
          <text:p>&lt;server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45" draw:end-shape="id46" svg:d="m8620 5445h1270">
          <text:p/>
        </draw:connector>
        <draw:custom-shape draw:style-name="element-exec" xml:id="id47" draw:id="id47" draw:layer="layout" svg:width="3.81cm" svg:height="1.27cm" svg:x="14.97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5.445cm" svg:x2="14.97cm" svg:y2="5.445cm" draw:start-shape="id46" draw:end-shape="id47" svg:d="m13700 5445h1270">
          <text:p/>
        </draw:connector>
        <draw:custom-shape draw:style-name="element-exec" xml:id="id48" draw:id="id48" draw:layer="layout" svg:width="3.81cm" svg:height="1.27cm" svg:x="20.05cm" svg:y="4.81cm">
          <text:p>&lt;signedContrac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5.445cm" svg:x2="20.05cm" svg:y2="5.445cm" draw:start-shape="id47" draw:end-shape="id48" svg:d="m18780 5445h1270">
          <text:p/>
        </draw:connector>
        <draw:custom-shape draw:style-name="element-exec" xml:id="id49" draw:id="id49" draw:layer="layout" svg:width="3.81cm" svg:height="1.27cm" svg:x="9.8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2.905cm" svg:x2="9.89cm" svg:y2="2.905cm" draw:start-shape="id43" draw:start-glue-point="1" draw:end-shape="id49" svg:d="m8620 2905h1270">
          <text:p/>
        </draw:connector>
        <draw:custom-shape draw:style-name="element-exec" xml:id="id50" draw:id="id50" draw:layer="layout" svg:width="3.81cm" svg:height="1.27cm" svg:x="14.97cm" svg:y="2.27cm">
          <text:p>&lt;xmlContents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49" draw:end-shape="id50" draw:end-glue-point="3" svg:d="m13700 2905h1270">
          <text:p/>
        </draw:connector>
        <draw:custom-shape draw:style-name="element" draw:text-style-name="P3" xml:id="id51" draw:id="id51" draw:layer="layout" svg:width="3.81cm" svg:height="1.27cm" svg:x="4.81cm" svg:y="9.89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0.525cm" svg:x2="3.54cm" svg:y2="2.905cm" draw:start-shape="id51" draw:end-shape="id42" svg:d="m4810 10525h-635v-7620h-635">
          <text:p/>
        </draw:connector>
        <draw:custom-shape draw:style-name="element-exec" xml:id="id52" draw:id="id52" draw:layer="layout" svg:width="3.81cm" svg:height="1.27cm" svg:x="9.89cm" svg:y="9.89cm">
          <text:p>&lt;asse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10.525cm" draw:start-shape="id51" draw:end-shape="id52" draw:end-glue-point="3" svg:d="m8620 10525h1270">
          <text:p/>
        </draw:connector>
        <draw:custom-shape draw:style-name="element" draw:text-style-name="P3" xml:id="id53" draw:id="id53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cm" svg:y1="10.525cm" svg:x2="8.62cm" svg:y2="7.985cm" draw:start-shape="id52" draw:end-shape="id53" svg:d="m9890 10525h-635v-2540h-635">
          <text:p/>
        </draw:connector>
      </draw:page>
      <draw:page draw:name="page4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-exec" draw:text-style-name="P3" xml:id="id56" draw:id="id56" draw:layer="layout" svg:width="2.54cm" svg:height="1.27cm" svg:x="1cm" svg:y="2.27cm">
          <text:p><text:span text:style-name="T2">account-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55" draw:id="id55" draw:layer="layout" svg:width="3.81cm" svg:height="1.27cm" svg:x="9.89cm" svg:y="2.2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54" draw:end-shape="id55" draw:end-glue-point="3" svg:d="m8620 2905h1270">
          <text:p/>
        </draw:connector>
        <draw:custom-shape draw:style-name="element" draw:text-style-name="P3" xml:id="id54" draw:id="id54" draw:layer="layout" svg:width="3.81cm" svg:height="1.27cm" svg:x="4.81cm" svg:y="2.27cm">
          <text:p><text:span text:style-name="T2">acce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56" draw:end-shape="id54" draw:end-glue-point="3" svg:d="m3540 2905h1270">
          <text:p/>
        </draw:connector>
        <draw:custom-shape draw:style-name="element-exec" draw:text-style-name="P3" xml:id="id57" draw:id="id57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57" draw:start-glue-point="3" draw:end-shape="id56" svg:d="m4810 7985h-635v-5080h-635">
          <text:p/>
        </draw:connector>
        <draw:custom-shape draw:style-name="element-exec" draw:text-style-name="P3" xml:id="id58" draw:id="id58" draw:layer="layout" svg:width="3.81cm" svg:height="1.27cm" svg:x="9.89cm" svg:y="7.35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57" draw:end-shape="id58" svg:d="m8620 7985h1270">
          <text:p/>
        </draw:connector>
        <draw:connector draw:style-name="gr7" draw:text-style-name="P1" draw:layer="layout" svg:x1="14.97cm" svg:y1="2.905cm" svg:x2="13.7cm" svg:y2="2.905cm" draw:start-shape="id59" draw:end-shape="id55" svg:d="m14970 2905h-1270">
          <text:p/>
        </draw:connector>
        <draw:custom-shape draw:style-name="element-exec" draw:text-style-name="P3" xml:id="id59" draw:id="id59" draw:layer="layout" svg:width="3.81cm" svg:height="1.27cm" svg:x="14.97cm" svg:y="2.27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0" draw:id="id60" draw:layer="layout" svg:width="3.81cm" svg:height="1.27cm" svg:x="14.97cm" svg:y="4.81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5.445cm" svg:x2="13.7cm" svg:y2="2.905cm" draw:start-shape="id60" draw:end-shape="id55" draw:end-glue-point="1" svg:d="m14970 5445h-635v-2540h-635">
          <text:p/>
        </draw:connector>
        <draw:custom-shape draw:style-name="element" draw:text-style-name="P3" draw:layer="layout" svg:width="3.81cm" svg:height="1.27cm" svg:x="4.81cm" svg:y="4.81cm">
          <text:p><text:span text:style-name="T2">accept-al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4" draw:id="id64" draw:layer="layout" svg:width="2.54cm" svg:height="1.27cm" svg:x="1cm" svg:y="12.43cm">
          <text:p><text:span text:style-name="T2">account-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62" draw:id="id62" draw:layer="layout" svg:width="3.81cm" svg:height="1.27cm" svg:x="9.89cm" svg:y="12.43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61" draw:end-shape="id62" draw:end-glue-point="3" svg:d="m8620 13065h1270">
          <text:p/>
        </draw:connector>
        <draw:custom-shape draw:style-name="element" draw:text-style-name="P3" xml:id="id61" draw:id="id61" draw:layer="layout" svg:width="3.81cm" svg:height="1.27cm" svg:x="4.81cm" svg:y="12.43cm">
          <text:p><text:span text:style-name="T2">cance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3" draw:id="id63" draw:layer="layout" svg:width="3.81cm" svg:height="1.27cm" svg:x="4.81cm" svg:y="17.51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13.065cm" draw:start-shape="id63" draw:start-glue-point="3" draw:end-shape="id64" svg:d="m4810 18145h-635v-5080h-635">
          <text:p/>
        </draw:connector>
        <draw:custom-shape draw:style-name="element-exec" draw:text-style-name="P3" xml:id="id65" draw:id="id65" draw:layer="layout" svg:width="3.81cm" svg:height="1.27cm" svg:x="9.89cm" svg:y="17.51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8.145cm" svg:x2="9.89cm" svg:y2="18.145cm" draw:start-shape="id63" draw:end-shape="id65" svg:d="m8620 18145h1270">
          <text:p/>
        </draw:connector>
        <draw:connector draw:style-name="gr7" draw:text-style-name="P1" draw:layer="layout" svg:x1="14.97cm" svg:y1="13.065cm" svg:x2="13.7cm" svg:y2="13.065cm" draw:start-shape="id66" draw:end-shape="id62" svg:d="m14970 13065h-1270">
          <text:p/>
        </draw:connector>
        <draw:custom-shape draw:style-name="element-exec" draw:text-style-name="P3" xml:id="id66" draw:id="id66" draw:layer="layout" svg:width="3.81cm" svg:height="1.27cm" svg:x="14.97cm" svg:y="12.43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7" draw:id="id67" draw:layer="layout" svg:width="3.81cm" svg:height="1.27cm" svg:x="14.97cm" svg:y="14.97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15.605cm" svg:x2="13.7cm" svg:y2="13.065cm" draw:start-shape="id67" draw:end-shape="id62" draw:end-glue-point="1" svg:d="m14970 15605h-635v-2540h-635">
          <text:p/>
        </draw:connector>
        <draw:frame draw:style-name="gr2" draw:text-style-name="P2" draw:layer="layout" svg:width="10.484cm" svg:height="1.199cm" svg:x="14.97cm" svg:y="17.801cm">
          <draw:text-box>
            <text:p><text:span text:style-name="T1">ls - display all outgoing transfers for default account</text:span></text:p>
            <text:p><text:span text:style-name="T1">ls <text:s/>--all - display all outgoing transfers for all accounts</text:span></text:p>
          </draw:text-box>
        </draw:frame>
        <draw:custom-shape draw:style-name="element-option" draw:text-style-name="P3" draw:layer="layout" svg:width="3.81cm" svg:height="1.27cm" svg:x="9.89cm" svg:y="9.89cm">
          <text:p><text:span text:style-name="T2">--all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draw:layer="layout" svg:width="3.81cm" svg:height="1.27cm" svg:x="9.89cm" svg:y="20.05cm">
          <text:p><text:span text:style-name="T2">--all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48cm" svg:height="1.199cm" svg:x="14.138cm" svg:y="7.477cm">
          <draw:text-box>
            <text:p><text:span text:style-name="T1">ls - display all incoming transfers for default account</text:span></text:p>
            <text:p><text:span text:style-name="T1">ls <text:s/>--all - display all incoming transfers for all accounts</text:span></text:p>
          </draw:text-box>
        </draw:frame>
        <draw:custom-shape draw:style-name="element" draw:text-style-name="P3" xml:id="id68" draw:id="id68" draw:layer="layout" svg:width="3.81cm" svg:height="1.27cm" svg:x="4.81cm" svg:y="14.97cm">
          <text:p><text:span text:style-name="T2">cancel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5.605cm" svg:x2="8.62cm" svg:y2="15.605cm" draw:start-shape="id68" draw:end-shape="id68" svg:d="m8620 15605">
          <text:p/>
        </draw:connector>
      </draw:page>
      <draw:page draw:name="page5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" draw:text-style-name="P3" xml:id="id70" draw:id="id70" draw:layer="layout" svg:width="2.54cm" svg:height="1.27cm" svg:x="1cm" svg:y="2.27cm">
          <text:p><text:span text:style-name="T2">c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" xml:id="id69" draw:id="id69" draw:layer="layout" svg:width="3.81cm" svg:height="1.27cm" svg:x="4.81cm" svg:y="7.35cm">
          <text:p>withdra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69" draw:start-glue-point="3" draw:end-shape="id70" svg:d="m4810 7985h-635v-5080h-635">
          <text:p/>
        </draw:connector>
      </draw:page>
      <draw:page draw:name="page6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1" draw:id="id71" draw:layer="layout" svg:width="2.54cm" svg:height="1.27cm" svg:x="1cm" svg:y="2.27cm">
          <text:p>mar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2" draw:id="id72" draw:layer="layout" svg:width="3.81cm" svg:height="1.27cm" svg:x="4.81cm" svg:y="2.27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1" draw:start-glue-point="1" draw:end-shape="id72" svg:d="m3540 2905h1270">
          <text:p/>
        </draw:connector>
      </draw:page>
      <draw:page draw:name="page7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3" draw:id="id73" draw:layer="layout" svg:width="2.54cm" svg:height="1.27cm" svg:x="1cm" svg:y="2.27cm">
          <text:p>m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4" draw:id="id74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3" draw:start-glue-point="1" draw:end-shape="id74" svg:d="m3540 2905h1270">
          <text:p/>
        </draw:connector>
      </draw:page>
      <draw:page draw:name="page8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5" draw:id="id75" draw:layer="layout" svg:width="2.54cm" svg:height="1.27cm" svg:x="1cm" svg:y="2.27cm">
          <text:p>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76" draw:id="id76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xml:id="id77" draw:id="id77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-exec" xml:id="id78" draw:id="id78" draw:layer="layout" svg:width="3.81cm" svg:height="1.27cm" svg:x="4.81cm" svg:y="7.35cm">
          <text:p>ls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9.89cm">
          <text:p>?mv</text:p>
          <draw:enhanced-geometry svg:viewBox="0 0 21600 21600" draw:type="rectangle" draw:enhanced-path="M 0 0 L 21600 0 21600 21600 0 21600 0 0 Z N"/>
        </draw:custom-shape>
        <draw:custom-shape draw:style-name="element" xml:id="id79" draw:id="id79" draw:layer="layout" svg:width="3.81cm" svg:height="1.27cm" svg:x="4.81cm" svg:y="12.43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80" draw:id="id80" draw:layer="layout" svg:width="3.81cm" svg:height="1.27cm" svg:x="4.81cm" svg:y="17.51cm">
          <text:p>rm-out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75" draw:start-glue-point="1" draw:end-shape="id76" svg:d="m3540 2905h635v2540h635">
          <text:p/>
        </draw:connector>
        <draw:connector draw:style-name="element" draw:layer="layout" svg:x1="3.54cm" svg:y1="2.905cm" svg:x2="4.81cm" svg:y2="2.905cm" draw:start-shape="id75" draw:start-glue-point="1" draw:end-shape="id77" svg:d="m3540 2905h1270">
          <text:p/>
        </draw:connector>
        <draw:connector draw:style-name="element" draw:layer="layout" svg:x1="3.54cm" svg:y1="2.905cm" svg:x2="4.81cm" svg:y2="7.985cm" draw:start-shape="id75" draw:start-glue-point="1" draw:end-shape="id78" svg:d="m3540 2905h635v5080h635">
          <text:p/>
        </draw:connector>
        <draw:connector draw:style-name="element" draw:layer="layout" svg:x1="3.54cm" svg:y1="2.905cm" svg:x2="4.81cm" svg:y2="13.065cm" draw:start-shape="id75" draw:start-glue-point="1" draw:end-shape="id79" svg:d="m3540 2905h635v10160h635">
          <text:p/>
        </draw:connector>
        <draw:connector draw:style-name="element" draw:layer="layout" svg:x1="3.54cm" svg:y1="2.905cm" svg:x2="4.81cm" svg:y2="18.145cm" draw:start-shape="id75" draw:end-shape="id80" draw:end-glue-point="3" svg:d="m3540 2905h635v15240h635">
          <text:p/>
        </draw:connector>
        <draw:custom-shape draw:style-name="element-exec" xml:id="id82" draw:id="id82" draw:layer="layout" svg:width="3.81cm" svg:height="1.27cm" svg:x="14.97cm" svg:y="3.54cm">
          <text:p>&lt;recipientNym&gt;</text:p>
          <draw:enhanced-geometry svg:viewBox="0 0 21600 21600" draw:type="rectangle" draw:enhanced-path="M 0 0 L 21600 0 21600 21600 0 21600 0 0 Z N"/>
        </draw:custom-shape>
        <draw:custom-shape draw:style-name="element-exec" xml:id="id81" draw:id="id81" draw:layer="layout" svg:width="3.81cm" svg:height="1.27cm" svg:x="9.89cm" svg:y="2.27cm">
          <text:p>&lt;sender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77" draw:end-shape="id81" svg:d="m8620 2905h1270">
          <text:p/>
        </draw:connector>
        <draw:connector draw:style-name="element" draw:layer="layout" svg:x1="13.7cm" svg:y1="2.905cm" svg:x2="14.97cm" svg:y2="4.175cm" draw:start-shape="id81" draw:start-glue-point="1" draw:end-shape="id82" svg:d="m13700 2905h635v1270h635">
          <text:p/>
        </draw:connector>
        <draw:custom-shape draw:style-name="element-exec" xml:id="id83" draw:id="id83" draw:layer="layout" svg:width="3.81cm" svg:height="1.27cm" svg:x="9.89cm" svg:y="7.35cm">
          <text:p>&lt;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8.62cm" svg:y1="7.985cm" svg:x2="9.89cm" svg:y2="7.985cm" draw:start-shape="id78" draw:end-shape="id83" svg:d="m8620 7985h1270">
          <text:p/>
        </draw:connector>
        <draw:custom-shape draw:style-name="element-exec" xml:id="id85" draw:id="id85" draw:layer="layout" svg:width="3.757cm" svg:height="1.27cm" svg:x="15.023cm" svg:y="12.43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-exec" xml:id="id87" draw:id="id87" draw:layer="layout" svg:width="3.81cm" svg:height="1.27cm" svg:x="14.97cm" svg:y="17.51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" xml:id="id84" draw:id="id84" draw:layer="layout" svg:width="3.81cm" svg:height="1.27cm" svg:x="9.89cm" svg:y="12.43cm">
          <text:p>&lt;Nym&gt;</text:p>
          <draw:enhanced-geometry svg:viewBox="0 0 21600 21600" draw:type="rectangle" draw:enhanced-path="M 0 0 L 21600 0 21600 21600 0 21600 0 0 Z N"/>
        </draw:custom-shape>
        <draw:custom-shape draw:style-name="element" xml:id="id86" draw:id="id86" draw:layer="layout" svg:width="3.81cm" svg:height="1.27cm" svg:x="9.89cm" svg:y="17.51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79" draw:end-shape="id84" svg:d="m8620 13065h1270">
          <text:p/>
        </draw:connector>
        <draw:connector draw:style-name="element" draw:layer="layout" svg:x1="13.7cm" svg:y1="13.065cm" svg:x2="15.023cm" svg:y2="13.065cm" draw:start-shape="id84" draw:end-shape="id85" svg:d="m13700 13065h1323">
          <text:p/>
        </draw:connector>
        <draw:connector draw:style-name="element" draw:layer="layout" svg:x1="8.62cm" svg:y1="18.145cm" svg:x2="9.89cm" svg:y2="18.145cm" draw:start-shape="id80" draw:end-shape="id86" svg:d="m8620 18145h1270">
          <text:p/>
        </draw:connector>
        <draw:connector draw:style-name="element" draw:layer="layout" svg:x1="13.7cm" svg:y1="18.145cm" svg:x2="14.97cm" svg:y2="18.145cm" draw:start-shape="id86" draw:end-shape="id87" svg:d="m13700 18145h1270">
          <text:p/>
        </draw:connector>
        <draw:custom-shape draw:style-name="element-exec-extra" xml:id="id88" draw:id="id88" draw:layer="layout" svg:width="3.81cm" svg:height="1.27cm" svg:x="25.13cm" svg:y="4.81cm">
          <text:p>“message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element" draw:layer="layout" draw:line-skew="2.54cm" svg:x1="18.78cm" svg:y1="4.175cm" svg:x2="25.13cm" svg:y2="5.445cm" draw:start-shape="id82" draw:start-glue-point="1" draw:end-shape="id88" svg:d="m18780 4175h5715v1270h635">
          <text:p/>
        </draw:connector>
        <draw:custom-shape draw:style-name="element-option" xml:id="id89" draw:id="id89" draw:layer="layout" svg:width="3.81cm" svg:height="1.27cm" svg:x="30.21cm" svg:y="2.27cm">
          <text:p>--cc</text:p>
          <draw:enhanced-geometry svg:viewBox="0 0 21600 21600" draw:type="rectangle" draw:enhanced-path="M 0 0 L 21600 0 21600 21600 0 21600 0 0 Z N"/>
        </draw:custom-shape>
        <draw:connector draw:style-name="element" draw:layer="layout" svg:x1="28.94cm" svg:y1="5.445cm" svg:x2="30.21cm" svg:y2="2.905cm" draw:start-shape="id88" draw:start-glue-point="1" draw:end-shape="id89" svg:d="m28940 5445h635v-2540h635">
          <text:p/>
        </draw:connector>
        <draw:custom-shape draw:style-name="element-exec-extra" xml:id="id90" draw:id="id90" draw:layer="layout" svg:width="3.81cm" svg:height="1.27cm" svg:x="35.29cm" svg:y="2.27cm">
          <text:p>&lt;cc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34.02cm" svg:y1="2.905cm" svg:x2="35.29cm" svg:y2="2.905cm" draw:start-shape="id89" draw:start-glue-point="1" draw:end-shape="id90" svg:d="m34020 2905h1270">
          <text:p/>
        </draw:connector>
        <draw:custom-shape draw:style-name="element-option" xml:id="id91" draw:id="id91" draw:layer="layout" svg:width="3.81cm" svg:height="1.27cm" svg:x="9.89cm" svg:y="14.97cm">
          <text:p>--all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5.605cm" draw:start-shape="id79" draw:end-shape="id91" svg:d="m8620 13065h635v2540h635">
          <text:p/>
        </draw:connector>
        <draw:connector draw:style-name="gr9" draw:text-style-name="P1" draw:layer="layout" svg:x1="8.62cm" svg:y1="18.145cm" svg:x2="9.89cm" svg:y2="15.605cm" draw:start-shape="id80" draw:end-shape="id91" svg:d="m8620 18145h635v-2540h635">
          <text:p/>
        </draw:connector>
        <draw:connector draw:style-name="gr10" draw:text-style-name="P1" draw:layer="layout" draw:line-skew="2.54cm" svg:x1="8.62cm" svg:y1="5.445cm" svg:x2="14.97cm" svg:y2="4.175cm" draw:start-shape="id76" draw:end-shape="id82" draw:end-glue-point="3" svg:d="m8620 5445h5715v-1270h635">
          <text:p/>
        </draw:connector>
        <draw:frame draw:style-name="gr11" draw:layer="layout" svg:width="3.683cm" svg:height="0.762cm" svg:x="4.81cm" svg:y="8.62cm">
          <draw:text-box>
            <text:p>For default Nym</text:p>
          </draw:text-box>
        </draw:frame>
        <draw:custom-shape draw:style-name="element-exec-extra" xml:id="id92" draw:id="id92" draw:layer="layout" svg:width="3.81cm" svg:height="1.27cm" svg:x="20.05cm" svg:y="4.81cm">
          <text:p>“subject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8.78cm" svg:y1="4.175cm" svg:x2="20.05cm" svg:y2="5.445cm" draw:start-shape="id82" draw:end-shape="id92" svg:d="m18780 4175h635v1270h635">
          <text:p/>
        </draw:connector>
        <draw:custom-shape draw:style-name="element-option" xml:id="id93" draw:id="id93" draw:layer="layout" svg:width="3.81cm" svg:height="1.27cm" svg:x="30.21cm" svg:y="3.54cm">
          <text:p>--bcc</text:p>
          <draw:enhanced-geometry svg:viewBox="0 0 21600 21600" draw:type="rectangle" draw:enhanced-path="M 0 0 L 21600 0 21600 21600 0 21600 0 0 Z N"/>
        </draw:custom-shape>
        <draw:custom-shape draw:style-name="element-option" xml:id="id94" draw:id="id94" draw:layer="layout" svg:width="3.81cm" svg:height="1.27cm" svg:x="30.21cm" svg:y="4.81cm">
          <text:p>?--pri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4.175cm" svg:x2="35.29cm" svg:y2="2.905cm" draw:start-shape="id93" draw:end-shape="id90" draw:end-glue-point="3" svg:d="m34020 4175h635v-1270h635">
          <text:p/>
        </draw:connector>
        <draw:custom-shape draw:style-name="element-exec-extra" xml:id="id95" draw:id="id95" draw:layer="layout" svg:width="3.81cm" svg:height="1.27cm" svg:x="35.29cm" svg:y="4.81cm">
          <text:p>&lt;priority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5.445cm" svg:x2="35.29cm" svg:y2="5.445cm" draw:start-shape="id94" draw:end-shape="id95" svg:d="m34020 5445h1270">
          <text:p/>
        </draw:connector>
        <draw:connector draw:style-name="gr7" draw:text-style-name="P1" draw:layer="layout" draw:line-skew="5.08cm" svg:x1="30.21cm" svg:y1="5.445cm" svg:x2="18.78cm" svg:y2="4.175cm" draw:start-shape="id94" draw:start-glue-point="3" draw:end-shape="id82" svg:d="m30210 5445h-635v-1270h-10795">
          <text:p/>
        </draw:connector>
        <draw:connector draw:style-name="gr7" draw:text-style-name="P1" draw:layer="layout" svg:x1="23.86cm" svg:y1="5.445cm" svg:x2="25.13cm" svg:y2="5.445cm" draw:start-shape="id92" draw:end-shape="id88" svg:d="m23860 5445h1270">
          <text:p/>
        </draw:connector>
        <draw:connector draw:style-name="gr7" draw:text-style-name="P1" draw:layer="layout" svg:x1="28.94cm" svg:y1="5.445cm" svg:x2="30.21cm" svg:y2="4.175cm" draw:start-shape="id88" draw:end-shape="id93" svg:d="m28940 5445h635v-1270h635">
          <text:p/>
        </draw:connector>
        <draw:frame draw:style-name="gr2" draw:layer="layout" svg:width="4.278cm" svg:height="0.725cm" svg:x="8.787cm" svg:y="10.181cm">
          <draw:text-box>
            <text:p>Archive functionality</text:p>
          </draw:text-box>
        </draw:frame>
        <draw:frame draw:style-name="gr12" draw:layer="layout" svg:width="12.918cm" svg:height="0.725cm" svg:x="13.827cm" svg:y="7.641cm">
          <draw:text-box>
            <text:p>TODO: Display more info, add option to display inbox, outbox only</text:p>
          </draw:text-box>
        </draw:frame>
      </draw:page>
      <draw:page draw:name="page9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gr3" xml:id="id96" draw:id="id96" draw:layer="layout" svg:width="2.54cm" svg:height="1.27cm" svg:x="1.009cm" svg:y="2.27cm">
          <text:p>nym</text:p>
          <draw:enhanced-geometry svg:viewBox="0 0 21600 21600" draw:type="rectangle" draw:enhanced-path="M 0 0 L 21600 0 21600 21600 0 21600 0 0 Z N"/>
        </draw:custom-shape>
        <draw:custom-shape draw:style-name="element-exec" xml:id="id102" draw:id="id102" draw:layer="layout" svg:width="3.81cm" svg:height="1.27cm" svg:x="4.819cm" svg:y="13.7cm">
          <text:p>ls</text:p>
          <draw:enhanced-geometry svg:viewBox="0 0 21600 21600" draw:type="rectangle" draw:enhanced-path="M 0 0 L 21600 0 21600 21600 0 21600 0 0 Z N"/>
        </draw:custom-shape>
        <draw:custom-shape draw:style-name="element" xml:id="id101" draw:id="id101" draw:layer="layout" svg:width="3.81cm" svg:height="1.27cm" svg:x="4.819cm" svg:y="7.35cm">
          <text:p>info</text:p>
          <draw:enhanced-geometry svg:viewBox="0 0 21600 21600" draw:type="rectangle" draw:enhanced-path="M 0 0 L 21600 0 21600 21600 0 21600 0 0 Z N"/>
        </draw:custom-shape>
        <draw:custom-shape draw:style-name="element" xml:id="id103" draw:id="id103" draw:layer="layout" svg:width="3.81cm" svg:height="1.27cm" svg:x="4.819cm" svg:y="20.05cm">
          <text:p>new</text:p>
          <draw:enhanced-geometry svg:viewBox="0 0 21600 21600" draw:type="rectangle" draw:enhanced-path="M 0 0 L 21600 0 21600 21600 0 21600 0 0 Z N"/>
        </draw:custom-shape>
        <draw:custom-shape draw:style-name="element" xml:id="id105" draw:id="id105" draw:layer="layout" svg:width="3.81cm" svg:height="1.27cm" svg:x="4.819cm" svg:y="9.89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107" draw:id="id107" draw:layer="layout" svg:width="3.81cm" svg:height="1.27cm" svg:x="4.819cm" svg:y="8.62cm">
          <text:p>register</text:p>
          <draw:enhanced-geometry svg:viewBox="0 0 21600 21600" draw:type="rectangle" draw:enhanced-path="M 0 0 L 21600 0 21600 21600 0 21600 0 0 Z N"/>
        </draw:custom-shape>
        <draw:custom-shape draw:style-name="element" xml:id="id106" draw:id="id106" draw:layer="layout" svg:width="3.81cm" svg:height="1.27cm" svg:x="4.819cm" svg:y="11.16cm">
          <text:p>set-default</text:p>
          <draw:enhanced-geometry svg:viewBox="0 0 21600 21600" draw:type="rectangle" draw:enhanced-path="M 0 0 L 21600 0 21600 21600 0 21600 0 0 Z N"/>
        </draw:custom-shape>
        <draw:custom-shape draw:style-name="element" xml:id="id97" draw:id="id97" draw:layer="layout" svg:width="3.81cm" svg:height="1.27cm" svg:x="4.819cm" svg:y="2.27cm">
          <text:p>check</text:p>
          <draw:enhanced-geometry svg:viewBox="0 0 21600 21600" draw:type="rectangle" draw:enhanced-path="M 0 0 L 21600 0 21600 21600 0 21600 0 0 Z N"/>
        </draw:custom-shape>
        <draw:custom-shape draw:style-name="element-exec" xml:id="id104" draw:id="id104" draw:layer="layout" svg:width="3.81cm" svg:height="1.27cm" svg:x="4.819cm" svg:y="14.97cm">
          <text:p>refresh</text:p>
          <draw:enhanced-geometry svg:viewBox="0 0 21600 21600" draw:type="rectangle" draw:enhanced-path="M 0 0 L 21600 0 21600 21600 0 21600 0 0 Z N"/>
        </draw:custom-shape>
        <draw:custom-shape draw:style-name="element" xml:id="id98" draw:id="id98" draw:layer="layout" svg:width="3.81cm" svg:height="1.27cm" svg:x="4.819cm" svg:y="3.54cm">
          <text:p>edit</text:p>
          <draw:enhanced-geometry svg:viewBox="0 0 21600 21600" draw:type="rectangle" draw:enhanced-path="M 0 0 L 21600 0 21600 21600 0 21600 0 0 Z N"/>
        </draw:custom-shape>
        <draw:custom-shape draw:style-name="element" xml:id="id100" draw:id="id100" draw:layer="layout" svg:width="3.81cm" svg:height="1.27cm" svg:x="4.819cm" svg:y="6.08cm">
          <text:p>import</text:p>
          <draw:enhanced-geometry svg:viewBox="0 0 21600 21600" draw:type="rectangle" draw:enhanced-path="M 0 0 L 21600 0 21600 21600 0 21600 0 0 Z N"/>
        </draw:custom-shape>
        <draw:custom-shape draw:style-name="element" xml:id="id99" draw:id="id99" draw:layer="layout" svg:width="3.81cm" svg:height="1.27cm" svg:x="4.819cm" svg:y="4.81cm">
          <text:p>export</text:p>
          <draw:enhanced-geometry svg:viewBox="0 0 21600 21600" draw:type="rectangle" draw:enhanced-path="M 0 0 L 21600 0 21600 21600 0 21600 0 0 Z N"/>
        </draw:custom-shape>
        <draw:connector draw:style-name="element" draw:layer="layout" svg:x1="3.549cm" svg:y1="2.905cm" svg:x2="4.819cm" svg:y2="2.905cm" draw:start-shape="id96" draw:end-shape="id97" draw:end-glue-point="3" svg:d="m3549 2905h1270">
          <text:p/>
        </draw:connector>
        <draw:connector draw:style-name="element" draw:layer="layout" svg:x1="3.549cm" svg:y1="2.905cm" svg:x2="4.819cm" svg:y2="4.175cm" draw:start-shape="id96" draw:end-shape="id98" draw:end-glue-point="3" svg:d="m3549 2905h635v1270h635">
          <text:p/>
        </draw:connector>
        <draw:connector draw:style-name="element" draw:layer="layout" svg:x1="3.549cm" svg:y1="2.905cm" svg:x2="4.819cm" svg:y2="5.445cm" draw:start-shape="id96" draw:end-shape="id99" draw:end-glue-point="3" svg:d="m3549 2905h635v2540h635">
          <text:p/>
        </draw:connector>
        <draw:connector draw:style-name="element" draw:layer="layout" svg:x1="3.549cm" svg:y1="2.905cm" svg:x2="4.819cm" svg:y2="6.715cm" draw:start-shape="id96" draw:end-shape="id100" draw:end-glue-point="3" svg:d="m3549 2905h635v3810h635">
          <text:p/>
        </draw:connector>
        <draw:connector draw:style-name="element" draw:layer="layout" svg:x1="3.549cm" svg:y1="2.905cm" svg:x2="4.819cm" svg:y2="7.985cm" draw:start-shape="id96" draw:end-shape="id101" svg:d="m3549 2905h635v5080h635">
          <text:p/>
        </draw:connector>
        <draw:connector draw:style-name="element" draw:layer="layout" svg:x1="3.549cm" svg:y1="2.905cm" svg:x2="4.819cm" svg:y2="14.335cm" draw:start-shape="id96" draw:end-shape="id102" svg:d="m3549 2905h635v11430h635">
          <text:p/>
        </draw:connector>
        <draw:connector draw:style-name="element" draw:layer="layout" svg:x1="3.549cm" svg:y1="2.905cm" svg:x2="4.819cm" svg:y2="20.685cm" draw:start-shape="id96" draw:end-shape="id103" draw:end-glue-point="3" svg:d="m3549 2905h635v17780h635">
          <text:p/>
        </draw:connector>
        <draw:connector draw:style-name="element" draw:layer="layout" svg:x1="3.549cm" svg:y1="2.905cm" svg:x2="4.819cm" svg:y2="15.605cm" draw:start-shape="id96" draw:end-shape="id104" svg:d="m3549 2905h635v12700h635">
          <text:p/>
        </draw:connector>
        <draw:connector draw:style-name="element" draw:layer="layout" svg:x1="3.549cm" svg:y1="2.905cm" svg:x2="4.819cm" svg:y2="10.525cm" draw:start-shape="id96" draw:end-shape="id105" svg:d="m3549 2905h635v7620h635">
          <text:p/>
        </draw:connector>
        <draw:connector draw:style-name="element" draw:layer="layout" svg:x1="4.819cm" svg:y1="11.795cm" svg:x2="3.549cm" svg:y2="2.905cm" draw:start-shape="id106" draw:start-glue-point="3" draw:end-shape="id96" svg:d="m4819 11795h-635v-8890h-635">
          <text:p/>
        </draw:connector>
        <draw:connector draw:style-name="element" draw:layer="layout" svg:x1="4.819cm" svg:y1="9.255cm" svg:x2="3.549cm" svg:y2="2.905cm" draw:start-shape="id107" draw:end-shape="id96" svg:d="m4819 9255h-635v-6350h-635">
          <text:p/>
        </draw:connector>
        <draw:custom-shape draw:style-name="element-exec" xml:id="id108" draw:id="id108" draw:layer="layout" svg:width="3.81cm" svg:height="1.27cm" svg:x="9.89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.905cm" svg:x2="9.899cm" svg:y2="2.905cm" draw:start-shape="id97" draw:start-glue-point="1" draw:end-shape="id108" draw:end-glue-point="3" svg:d="m8629 2905h1270">
          <text:p/>
        </draw:connector>
        <draw:connector draw:style-name="element" draw:layer="layout" svg:x1="8.629cm" svg:y1="4.175cm" svg:x2="9.899cm" svg:y2="2.905cm" draw:start-shape="id98" draw:start-glue-point="1" draw:end-shape="id108" svg:d="m8629 4175h635v-1270h635">
          <text:p/>
        </draw:connector>
        <draw:connector draw:style-name="element" draw:layer="layout" svg:x1="8.629cm" svg:y1="5.445cm" svg:x2="9.899cm" svg:y2="2.905cm" draw:start-shape="id99" draw:end-shape="id108" svg:d="m8629 5445h635v-2540h635">
          <text:p/>
        </draw:connector>
        <draw:connector draw:style-name="element" draw:layer="layout" svg:x1="8.629cm" svg:y1="6.715cm" svg:x2="9.899cm" svg:y2="2.905cm" draw:start-shape="id100" draw:end-shape="id108" svg:d="m8629 6715h635v-3810h635">
          <text:p/>
        </draw:connector>
        <draw:connector draw:style-name="element" draw:layer="layout" svg:x1="8.629cm" svg:y1="7.985cm" svg:x2="9.899cm" svg:y2="2.905cm" draw:start-shape="id101" draw:end-shape="id108" draw:end-glue-point="3" svg:d="m8629 7985h635v-5080h635">
          <text:p/>
        </draw:connector>
        <draw:connector draw:style-name="element" draw:layer="layout" svg:x1="8.629cm" svg:y1="9.255cm" svg:x2="9.899cm" svg:y2="2.905cm" draw:start-shape="id107" draw:end-shape="id108" draw:end-glue-point="3" svg:d="m8629 9255h635v-6350h635">
          <text:p/>
        </draw:connector>
        <draw:connector draw:style-name="element" draw:layer="layout" svg:x1="8.629cm" svg:y1="10.525cm" svg:x2="9.899cm" svg:y2="2.905cm" draw:start-shape="id105" draw:end-shape="id108" svg:d="m8629 10525h635v-7620h635">
          <text:p/>
        </draw:connector>
        <draw:connector draw:style-name="element" draw:layer="layout" svg:x1="8.629cm" svg:y1="11.795cm" svg:x2="9.899cm" svg:y2="2.905cm" draw:start-shape="id106" draw:end-shape="id108" svg:d="m8629 11795h635v-8890h635">
          <text:p/>
        </draw:connector>
        <draw:custom-shape draw:style-name="element-exec" xml:id="id109" draw:id="id109" draw:layer="layout" svg:width="3.81cm" svg:height="1.27cm" svg:x="9.899cm" svg:y="20.05cm">
          <text:p>&lt;newNymName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0.685cm" svg:x2="9.899cm" svg:y2="20.685cm" draw:start-shape="id103" draw:end-shape="id109" svg:d="m8629 20685h1270">
          <text:p/>
        </draw:connector>
        <draw:custom-shape draw:style-name="element-exec-extra" xml:id="id110" draw:id="id110" draw:layer="layout" svg:width="3.81cm" svg:height="1.27cm" svg:x="9.899cm" svg:y="14.9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15.605cm" svg:x2="9.899cm" svg:y2="15.605cm" draw:start-shape="id104" draw:end-shape="id110" draw:end-glue-point="3" svg:d="m8629 15605h1270">
          <text:p/>
        </draw:connector>
        <draw:custom-shape draw:style-name="element-option" xml:id="id111" draw:id="id111" draw:layer="layout" svg:width="3.81cm" svg:height="1.27cm" svg:x="9.899cm" svg:y="16.24cm">
          <text:p>--al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9cm" svg:y1="16.875cm" svg:x2="8.629cm" svg:y2="15.605cm" draw:start-shape="id111" draw:end-shape="id104" svg:d="m9899 16875h-635v-1270h-635">
          <text:p/>
        </draw:connector>
        <draw:frame draw:style-name="gr2" draw:layer="layout" svg:width="6.382cm" svg:height="0.725cm" svg:x="13.795cm" svg:y="15.224cm">
          <draw:text-box>
            <text:p>Add server as an extra variable</text:p>
          </draw:text-box>
        </draw:frame>
        <draw:custom-shape draw:style-name="element" xml:id="id112" draw:id="id112" draw:layer="layout" svg:width="3.81cm" svg:height="1.27cm" svg:x="4.819cm" svg:y="22.59cm">
          <text:p>rename</text:p>
          <draw:enhanced-geometry svg:viewBox="0 0 21600 21600" draw:type="rectangle" draw:enhanced-path="M 0 0 L 21600 0 21600 21600 0 21600 0 0 Z N"/>
        </draw:custom-shape>
        <draw:custom-shape draw:style-name="element-exec" xml:id="id114" draw:id="id114" draw:layer="layout" svg:width="3.81cm" svg:height="1.27cm" svg:x="14.979cm" svg:y="22.59cm">
          <text:p>&lt;newNymName&gt;</text:p>
          <draw:enhanced-geometry svg:viewBox="0 0 21600 21600" draw:type="rectangle" draw:enhanced-path="M 0 0 L 21600 0 21600 21600 0 21600 0 0 Z N"/>
        </draw:custom-shape>
        <draw:custom-shape draw:style-name="element-exec" xml:id="id113" draw:id="id113" draw:layer="layout" svg:width="3.81cm" svg:height="1.27cm" svg:x="9.899cm" svg:y="22.59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23.225cm" svg:x2="9.899cm" svg:y2="23.225cm" draw:start-shape="id112" draw:end-shape="id113" draw:end-glue-point="3" svg:d="m8629 23225h1270">
          <text:p/>
        </draw:connector>
        <draw:connector draw:style-name="gr7" draw:text-style-name="P1" draw:layer="layout" svg:x1="13.709cm" svg:y1="23.225cm" svg:x2="14.979cm" svg:y2="23.225cm" draw:start-shape="id113" draw:end-shape="id114" svg:d="m13709 23225h1270">
          <text:p/>
        </draw:connector>
        <draw:connector draw:style-name="gr7" draw:text-style-name="P1" draw:layer="layout" svg:x1="4.819cm" svg:y1="23.225cm" svg:x2="3.549cm" svg:y2="2.905cm" draw:start-shape="id112" draw:end-shape="id96" svg:d="m4819 23225h-635v-20320h-635">
          <text:p/>
        </draw:connector>
        <draw:custom-shape draw:style-name="element-option" xml:id="id115" draw:id="id115" draw:layer="layout" svg:width="3.81cm" svg:height="1.27cm" svg:x="14.97cm" svg:y="20.05cm">
          <text:p>--regis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09cm" svg:y1="20.685cm" svg:x2="14.97cm" svg:y2="20.685cm" draw:start-shape="id109" draw:end-shape="id115" svg:d="m13709 20685h1261">
          <text:p/>
        </draw:connector>
        <draw:custom-shape draw:style-name="element-exec-extra" xml:id="id116" draw:id="id116" draw:layer="layout" svg:width="3.81cm" svg:height="1.27cm" svg:x="20.05cm" svg:y="20.05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20.685cm" svg:x2="20.05cm" svg:y2="20.685cm" draw:start-shape="id115" draw:end-shape="id116" svg:d="m18780 20685h1270">
          <text:p/>
        </draw:connector>
      </draw:page>
      <draw:page draw:name="page10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117" draw:id="id117" draw:layer="layout" svg:width="2.54cm" svg:height="1.27cm" svg:x="1cm" svg:y="2.27cm">
          <text:p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xml:id="id118" draw:id="id118" draw:layer="layout" svg:width="3.81cm" svg:height="1.27cm" svg:x="4.81cm" svg:y="4.81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19" draw:id="id119" draw:layer="layout" svg:width="3.81cm" svg:height="1.27cm" svg:x="4.81cm" svg:y="3.54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0" draw:id="id120" draw:layer="layout" svg:width="3.81cm" svg:height="1.27cm" svg:x="4.81cm" svg:y="8.62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1" draw:id="id121" draw:layer="layout" svg:width="3.81cm" svg:height="1.27cm" svg:x="4.81cm" svg:y="7.35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117" draw:start-glue-point="1" draw:end-shape="id118" svg:d="m3540 2905h635v2540h635">
          <text:p/>
        </draw:connector>
        <draw:connector draw:style-name="element" draw:layer="layout" svg:x1="3.54cm" svg:y1="2.905cm" svg:x2="4.81cm" svg:y2="4.175cm" draw:start-shape="id117" draw:start-glue-point="1" draw:end-shape="id119" svg:d="m3540 2905h635v1270h635">
          <text:p/>
        </draw:connector>
        <draw:connector draw:style-name="element" draw:layer="layout" svg:x1="3.54cm" svg:y1="2.905cm" svg:x2="4.81cm" svg:y2="9.255cm" draw:start-shape="id117" draw:end-shape="id120" svg:d="m3540 2905h635v6350h635">
          <text:p/>
        </draw:connector>
        <draw:connector draw:style-name="element" draw:layer="layout" svg:x1="3.54cm" svg:y1="2.905cm" svg:x2="4.81cm" svg:y2="7.985cm" draw:start-shape="id117" draw:start-glue-point="1" draw:end-shape="id121" svg:d="m3540 2905h635v5080h635">
          <text:p/>
        </draw:connector>
        <draw:custom-shape draw:style-name="element-exec" xml:id="id122" draw:id="id122" draw:layer="layout" svg:width="3.81cm" svg:height="1.27cm" svg:x="4.81cm" svg:y="2.27cm">
          <text:p>ad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117" draw:start-glue-point="1" draw:end-shape="id122" svg:d="m3540 2905h1270">
          <text:p/>
        </draw:connector>
        <draw:custom-shape draw:style-name="element-exec" xml:id="id123" draw:id="id123" draw:layer="layout" svg:width="3.81cm" svg:height="1.27cm" svg:x="9.89cm" svg:y="7.35cm">
          <text:p>&lt;serverNam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1" draw:end-shape="id123" draw:end-glue-point="3" svg:d="m8620 7985h1270">
          <text:p/>
        </draw:connector>
        <draw:connector draw:style-name="gr7" draw:text-style-name="P1" draw:layer="layout" svg:x1="8.62cm" svg:y1="9.255cm" svg:x2="9.89cm" svg:y2="7.985cm" draw:start-shape="id120" draw:end-shape="id123" svg:d="m8620 9255h635v-1270h635">
          <text:p/>
        </draw:connector>
        <draw:custom-shape draw:style-name="element" draw:text-style-name="P3" xml:id="id124" draw:id="id124" draw:layer="layout" svg:width="3.81cm" svg:height="1.27cm" svg:x="4.81cm" svg:y="9.89cm">
          <text:p><text:span text:style-name="T2">check/p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7.985cm" draw:start-shape="id124" draw:start-glue-point="1" draw:end-shape="id123" svg:d="m8620 10525h635v-2540h635">
          <text:p/>
        </draw:connector>
      </draw:page>
      <draw:page draw:name="page11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125" draw:id="id125" draw:layer="layout" svg:width="2.54cm" svg:height="1.27cm" svg:x="1cm" svg:y="2.27cm">
          <text:p>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126" draw:id="id126" draw:layer="layout" svg:width="3.81cm" svg:height="1.27cm" svg:x="4.81cm" svg:y="2.27cm">
          <text:p><text:span text:style-name="T2">encode</text:span></text:p>
          <draw:enhanced-geometry svg:viewBox="0 0 21600 21600" draw:type="rectangle" draw:enhanced-path="M 0 0 L 21600 0 21600 21600 0 21600 0 0 Z N"/>
        </draw:custom-shape>
        <draw:custom-shape draw:style-name="element" xml:id="id127" draw:id="id127" draw:layer="layout" svg:width="3.81cm" svg:height="1.27cm" svg:x="4.81cm" svg:y="7.35cm">
          <text:p>encrypt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8" draw:id="id128" draw:layer="layout" svg:width="3.81cm" svg:height="1.27cm" svg:x="4.81cm" svg:y="4.81cm">
          <text:p><text:span text:style-name="T2">decod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25" draw:start-glue-point="1" draw:end-shape="id126" svg:d="m3540 2905h1270">
          <text:p/>
        </draw:connector>
        <draw:connector draw:style-name="element" draw:layer="layout" svg:x1="3.54cm" svg:y1="2.905cm" svg:x2="4.81cm" svg:y2="7.985cm" draw:start-shape="id125" draw:start-glue-point="1" draw:end-shape="id127" svg:d="m3540 2905h635v5080h635">
          <text:p/>
        </draw:connector>
        <draw:connector draw:style-name="element" draw:layer="layout" svg:x1="3.54cm" svg:y1="2.905cm" svg:x2="4.81cm" svg:y2="5.445cm" draw:start-shape="id125" draw:start-glue-point="1" draw:end-shape="id128" svg:d="m3540 2905h635v2540h635">
          <text:p/>
        </draw:connector>
        <draw:custom-shape draw:style-name="element-exec" draw:text-style-name="P3" xml:id="id129" draw:id="id129" draw:layer="layout" svg:width="3.81cm" svg:height="1.27cm" svg:x="4.81cm" svg:y="9.89cm">
          <text:p><text:span text:style-name="T2">decry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10.525cm" draw:start-shape="id125" draw:end-shape="id129" svg:d="m3540 2905h635v7620h635">
          <text:p/>
        </draw:connector>
        <draw:custom-shape draw:style-name="element-exec" xml:id="id130" draw:id="id130" draw:layer="layout" svg:width="3.81cm" svg:height="1.27cm" svg:x="9.89cm" svg:y="7.35cm">
          <text:p>&lt;recipient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7" draw:end-shape="id130" draw:end-glue-point="3" svg:d="m8620 7985h1270">
          <text:p/>
        </draw:connector>
        <draw:custom-shape draw:style-name="element-exec-extra" xml:id="id131" draw:id="id131" draw:layer="layout" svg:width="3.81cm" svg:height="1.27cm" svg:x="14.97cm" svg:y="2.27cm">
          <text:p>“textToProcess”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54cm" svg:x1="8.62cm" svg:y1="10.525cm" svg:x2="14.97cm" svg:y2="2.905cm" draw:start-shape="id129" draw:start-glue-point="1" draw:end-shape="id131" svg:d="m8620 10525h5715v-7620h635">
          <text:p/>
        </draw:connector>
        <draw:connector draw:style-name="gr7" draw:text-style-name="P1" draw:layer="layout" svg:x1="13.7cm" svg:y1="7.985cm" svg:x2="14.97cm" svg:y2="2.905cm" draw:start-shape="id130" draw:start-glue-point="1" draw:end-shape="id131" draw:end-glue-point="3" svg:d="m13700 7985h635v-5080h635">
          <text:p/>
        </draw:connector>
        <draw:connector draw:style-name="gr7" draw:text-style-name="P1" draw:layer="layout" draw:line-skew="2.54cm" svg:x1="8.62cm" svg:y1="5.445cm" svg:x2="14.97cm" svg:y2="2.905cm" draw:start-shape="id128" draw:end-shape="id131" svg:d="m8620 5445h5715v-2540h635">
          <text:p/>
        </draw:connector>
        <draw:connector draw:style-name="gr7" draw:text-style-name="P1" draw:layer="layout" svg:x1="8.62cm" svg:y1="2.905cm" svg:x2="14.97cm" svg:y2="2.905cm" draw:start-shape="id126" draw:end-shape="id131" svg:d="m8620 2905h6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666666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width="0cm" draw:fill-image-height="0cm"/>
      <style:text-properties fo:font-size="14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draw:stroke-dash="Dash_20_2" svg:stroke-width="0.051cm" svg:stroke-color="#666666" draw:marker-start-width="0.279cm" draw:marker-end-width="0.279cm" draw:fill="solid" draw:fill-color="#94bd5e" draw:fill-image-width="0cm" draw:fill-image-height="0cm" draw:textarea-horizontal-align="justify" draw:textarea-vertical-align="middle" draw:auto-grow-height="false"/>
      <style:paragraph-properties fo:text-align="center"/>
      <style:text-properties fo:font-size="14pt"/>
    </style:style>
    <style:style style:name="element-exec" style:family="graphic" style:parent-style-name="element">
      <style:graphic-properties draw:fill-color="#ff9966" draw:fill-image-width="0cm" draw:fill-image-height="0cm" draw:shadow-offset-x="0.203cm" draw:shadow-offset-y="0.203cm"/>
    </style:style>
    <style:style style:name="element-option" style:family="graphic" style:parent-style-name="element">
      <style:graphic-properties draw:fill-color="#ffff66" draw:fill-image-width="0cm" draw:fill-image-height="0cm"/>
    </style:style>
    <style:style style:name="element-exec-extra" style:family="graphic" style:parent-style-name="element-exec">
      <style:graphic-properties draw:fill-color="#ff9966" draw:opacity="50%" draw:shadow-opacity="50%"/>
    </style:style>
    <style:style style:name="action-background" style:family="graphic" style:parent-style-name="standard">
      <style:graphic-properties svg:stroke-color="#cccccc" draw:fill="solid" draw:fill-color="#e6e6e6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9T10:25:09</meta:creation-date>
    <meta:editing-duration>P5DT11H26M41S</meta:editing-duration>
    <meta:editing-cycles>49</meta:editing-cycles>
    <meta:generator>LibreOffice/3.5$Linux_X86_64 LibreOffice_project/350m1$Build-2</meta:generator>
    <dc:date>2014-06-27T13:03:06</dc:date>
    <meta:document-statistic meta:object-count="331"/>
  </office:meta>
</office:document-meta>
</file>